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2_re_in_front_of_the_sign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6" table:default-cell-style-name="Default"/>
        <table:table-row table:style-name="ro1">
          <table:table-cell table:formula="of:=[.H1]-[.$H$1]+[.$K$1]" office:value-type="float" office:value="-104" calcext:value-type="float">
            <text:p>-104</text:p>
          </table:table-cell>
          <table:table-cell table:formula="of:=[.I1]-[.$I$1]+[.$L$1]" office:value-type="float" office:value="48" calcext:value-type="float">
            <text:p>48</text:p>
          </table:table-cell>
          <table:table-cell office:value-type="float" office:value="92.8763" calcext:value-type="float">
            <text:p>92.8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8.217" calcext:value-type="float">
            <text:p>-228.217</text:p>
          </table:table-cell>
          <table:table-cell office:value-type="float" office:value="25.1246" calcext:value-type="float">
            <text:p>25.1246</text:p>
          </table:table-cell>
          <table:table-cell/>
          <table:table-cell office:value-type="float" office:value="-104" calcext:value-type="float">
            <text:p>-1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H2]-[.$H$1]+[.$K$1]" office:value-type="float" office:value="-104.681" calcext:value-type="float">
            <text:p>-104.681</text:p>
          </table:table-cell>
          <table:table-cell table:formula="of:=[.I2]-[.$I$1]+[.$L$1]" office:value-type="float" office:value="55.6331" calcext:value-type="float">
            <text:p>55.6331</text:p>
          </table:table-cell>
          <table:table-cell office:value-type="float" office:value="93.2624" calcext:value-type="float">
            <text:p>93.26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8.898" calcext:value-type="float">
            <text:p>-228.898</text:p>
          </table:table-cell>
          <table:table-cell office:value-type="float" office:value="32.7577" calcext:value-type="float">
            <text:p>32.7577</text:p>
          </table:table-cell>
          <table:table-cell table:number-columns-repeated="3"/>
        </table:table-row>
        <table:table-row table:style-name="ro1">
          <table:table-cell table:formula="of:=[.H3]-[.$H$1]+[.$K$1]" office:value-type="float" office:value="-106.172" calcext:value-type="float">
            <text:p>-106.172</text:p>
          </table:table-cell>
          <table:table-cell table:formula="of:=[.I3]-[.$I$1]+[.$L$1]" office:value-type="float" office:value="58.8249" calcext:value-type="float">
            <text:p>58.824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0.389" calcext:value-type="float">
            <text:p>-230.389</text:p>
          </table:table-cell>
          <table:table-cell office:value-type="float" office:value="35.9495" calcext:value-type="float">
            <text:p>35.9495</text:p>
          </table:table-cell>
          <table:table-cell table:number-columns-repeated="3"/>
        </table:table-row>
        <table:table-row table:style-name="ro1">
          <table:table-cell table:formula="of:=[.H4]-[.$H$1]+[.$K$1]" office:value-type="float" office:value="-104.2" calcext:value-type="float">
            <text:p>-104.2</text:p>
          </table:table-cell>
          <table:table-cell table:formula="of:=[.I4]-[.$I$1]+[.$L$1]" office:value-type="float" office:value="61.1962" calcext:value-type="float">
            <text:p>61.1962</text:p>
          </table:table-cell>
          <table:table-cell office:value-type="float" office:value="70.0676" calcext:value-type="float">
            <text:p>70.06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8.417" calcext:value-type="float">
            <text:p>-228.417</text:p>
          </table:table-cell>
          <table:table-cell office:value-type="float" office:value="38.3208" calcext:value-type="float">
            <text:p>38.3208</text:p>
          </table:table-cell>
          <table:table-cell table:number-columns-repeated="3"/>
        </table:table-row>
        <table:table-row table:style-name="ro1">
          <table:table-cell table:formula="of:=[.H5]-[.$H$1]+[.$K$1]" office:value-type="float" office:value="-104.244" calcext:value-type="float">
            <text:p>-104.244</text:p>
          </table:table-cell>
          <table:table-cell table:formula="of:=[.I5]-[.$I$1]+[.$L$1]" office:value-type="float" office:value="62.8582" calcext:value-type="float">
            <text:p>62.8582</text:p>
          </table:table-cell>
          <table:table-cell office:value-type="float" office:value="92.1985" calcext:value-type="float">
            <text:p>92.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28.461" calcext:value-type="float">
            <text:p>-228.461</text:p>
          </table:table-cell>
          <table:table-cell office:value-type="float" office:value="39.9828" calcext:value-type="float">
            <text:p>39.9828</text:p>
          </table:table-cell>
          <table:table-cell table:number-columns-repeated="3"/>
        </table:table-row>
        <table:table-row table:style-name="ro1">
          <table:table-cell table:formula="of:=[.H6]-[.$H$1]+[.$K$1]" office:value-type="float" office:value="-104.487" calcext:value-type="float">
            <text:p>-104.487</text:p>
          </table:table-cell>
          <table:table-cell table:formula="of:=[.I6]-[.$I$1]+[.$L$1]" office:value-type="float" office:value="69.918" calcext:value-type="float">
            <text:p>69.918</text:p>
          </table:table-cell>
          <table:table-cell office:value-type="float" office:value="90.521" calcext:value-type="float">
            <text:p>90.5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28.704" calcext:value-type="float">
            <text:p>-228.704</text:p>
          </table:table-cell>
          <table:table-cell office:value-type="float" office:value="47.0426" calcext:value-type="float">
            <text:p>47.04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8T21:34:03.555324247</dc:date>
    <meta:editing-duration>PT2M53S</meta:editing-duration>
    <meta:editing-cycles>2</meta:editing-cycles>
    <meta:generator>LibreOffice/7.3.7.2$Linux_X86_64 LibreOffice_project/30$Build-2</meta:generator>
    <meta:document-statistic meta:table-count="1" meta:cell-count="50" meta:object-count="0"/>
  </office:meta>
</office:document-meta>
</file>